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venir Next LT Pro Light" svg:font-family="Avenir Next LT Pro Light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u" style:master-page-name="MP0" style:family="paragraph">
      <style:paragraph-properties fo:break-before="page" fo:text-align="justify"/>
    </style:style>
    <style:style style:name="T2" style:parent-style-name="Robust" style:family="text">
      <style:text-properties style:font-name="Avenir Next LT Pro Light" fo:font-weight="normal" style:font-weight-asian="normal" style:font-weight-complex="normal" fo:font-size="20pt" style:font-size-asian="20pt" style:font-size-complex="20pt" fo:language="ro" fo:country="RO"/>
    </style:style>
    <style:style style:name="T3" style:parent-style-name="Robust" style:family="text">
      <style:text-properties style:font-name="Calibri" style:font-name-complex="Calibri" fo:font-weight="normal" style:font-weight-asian="normal" style:font-weight-complex="normal" fo:font-size="20pt" style:font-size-asian="20pt" style:font-size-complex="20pt" fo:language="ro" fo:country="RO"/>
    </style:style>
    <style:style style:name="T4" style:parent-style-name="Robust" style:family="text">
      <style:text-properties style:font-name="Avenir Next LT Pro Light" fo:font-weight="normal" style:font-weight-asian="normal" style:font-weight-complex="normal" fo:font-size="20pt" style:font-size-asian="20pt" style:font-size-complex="20pt" fo:language="ro" fo:country="RO"/>
    </style:style>
    <style:style style:name="T5" style:parent-style-name="Fontdeparagrafimplicit" style:family="text">
      <style:text-properties style:font-name="Avenir Next LT Pro Light" fo:font-weight="bold" style:font-weight-asian="bold" style:font-weight-complex="bold" fo:font-size="20pt" style:font-size-asian="20pt" style:font-size-complex="20pt" fo:language="ro" fo:country="RO"/>
    </style:style>
    <style:style style:name="P6" style:parent-style-name="Titlu1" style:family="paragraph">
      <style:paragraph-properties fo:text-align="justify"/>
      <style:text-properties fo:background-color="#FFFFFF" fo:language="ro" fo:country="RO"/>
    </style:style>
    <style:style style:name="P7" style:parent-style-name="Listăparagraf" style:list-style-name="LFO1" style:family="paragraph">
      <style:paragraph-properties fo:text-align="justify" fo:line-height="125%"/>
      <style:text-properties style:font-name="Arial" style:font-name-complex="Arial" fo:color="#333333" fo:font-size="10.5pt" style:font-size-asian="10.5pt" style:font-size-complex="10.5pt" fo:background-color="#FFFFFF" fo:language="ro" fo:country="RO"/>
    </style:style>
    <style:style style:name="P8" style:parent-style-name="Listăparagraf" style:list-style-name="LFO1" style:family="paragraph">
      <style:paragraph-properties fo:text-align="justify" fo:line-height="125%"/>
      <style:text-properties style:font-name="Arial" style:font-name-complex="Arial" fo:color="#333333" fo:font-size="10.5pt" style:font-size-asian="10.5pt" style:font-size-complex="10.5pt" fo:background-color="#FFFFFF" fo:language="ro" fo:country="RO"/>
    </style:style>
    <style:style style:name="P9" style:parent-style-name="Listăparagraf" style:list-style-name="LFO1" style:family="paragraph">
      <style:paragraph-properties fo:text-align="justify" fo:line-height="125%"/>
      <style:text-properties style:font-name="Arial" style:font-name-complex="Arial" fo:color="#333333" fo:font-size="10.5pt" style:font-size-asian="10.5pt" style:font-size-complex="10.5pt" fo:background-color="#FFFFFF" fo:language="ro" fo:country="RO"/>
    </style:style>
    <style:style style:name="P10" style:parent-style-name="Listăparagraf" style:list-style-name="LFO1" style:family="paragraph">
      <style:paragraph-properties fo:text-align="justify" fo:line-height="125%"/>
    </style:style>
    <style:style style:name="T11" style:parent-style-name="DefaultParagraphFont" style:family="text">
      <style:text-properties style:font-name="Arial" style:font-name-complex="Arial" fo:color="#333333" fo:font-size="10.5pt" style:font-size-asian="10.5pt" style:font-size-complex="10.5pt" fo:background-color="#FFFFFF" fo:language="ro" fo:country="RO"/>
    </style:style>
    <style:style style:name="T12" style:parent-style-name="DefaultParagraphFont" style:family="text">
      <style:text-properties fo:background-color="#FFFFFF" fo:language="ro" fo:country="RO"/>
    </style:style>
    <style:style style:name="P13" style:parent-style-name="Listăparagraf" style:list-style-name="LFO2" style:family="paragraph">
      <style:paragraph-properties fo:text-align="justify" fo:line-height="125%"/>
      <style:text-properties style:font-name="Arial" style:font-name-complex="Arial" fo:color="#333333" fo:font-size="10.5pt" style:font-size-asian="10.5pt" style:font-size-complex="10.5pt" fo:background-color="#FFFFFF" fo:language="ro" fo:country="RO"/>
    </style:style>
    <style:style style:name="P14" style:parent-style-name="Listăparagraf" style:list-style-name="LFO3" style:family="paragraph">
      <style:paragraph-properties fo:text-align="justify" fo:line-height="125%"/>
      <style:text-properties fo:language="ro" fo:country="RO"/>
    </style:style>
    <style:style style:name="P15" style:parent-style-name="Listăparagraf" style:list-style-name="LFO3" style:family="paragraph">
      <style:paragraph-properties fo:text-align="justify" fo:line-height="125%"/>
      <style:text-properties fo:language="ro" fo:country="RO"/>
    </style:style>
    <style:style style:name="P16" style:parent-style-name="Listăparagraf" style:list-style-name="LFO3" style:family="paragraph">
      <style:paragraph-properties fo:text-align="justify" fo:line-height="125%"/>
      <style:text-properties fo:language="ro" fo:country="RO"/>
    </style:style>
    <style:style style:name="P17" style:parent-style-name="Listăparagraf" style:list-style-name="LFO3" style:family="paragraph">
      <style:paragraph-properties fo:text-align="justify" fo:line-height="125%"/>
      <style:text-properties fo:language="ro" fo:country="RO"/>
    </style:style>
    <style:style style:name="P18" style:parent-style-name="Listăparagraf" style:list-style-name="LFO3" style:family="paragraph">
      <style:paragraph-properties fo:text-align="justify" fo:line-height="125%"/>
    </style:style>
    <style:style style:name="T19" style:parent-style-name="Fontdeparagrafimplicit" style:family="text">
      <style:text-properties fo:language="ro" fo:country="RO"/>
    </style:style>
    <style:style style:name="T20" style:parent-style-name="Fontdeparagrafimplicit" style:family="text">
      <style:text-properties style:font-name="Arial" style:font-name-complex="Arial" fo:color="#333333" fo:font-size="10.5pt" style:font-size-asian="10.5pt" style:font-size-complex="10.5pt" fo:background-color="#FFFFFF" fo:language="ro" fo:country="RO"/>
    </style:style>
    <style:style style:name="P21" style:parent-style-name="Listăparagraf" style:list-style-name="LFO2" style:family="paragraph">
      <style:paragraph-properties fo:text-align="justify" fo:line-height="125%"/>
      <style:text-properties fo:font-style="italic" style:font-style-asian="italic" style:font-style-complex="italic" fo:language="ro" fo:country="RO"/>
    </style:style>
    <style:style style:name="P22" style:parent-style-name="Listăparagraf" style:list-style-name="LFO1" style:family="paragraph">
      <style:paragraph-properties fo:text-align="justify" fo:line-height="125%"/>
      <style:text-properties fo:language="ro" fo:country="RO"/>
    </style:style>
    <style:style style:name="P23" style:parent-style-name="Listăparagraf" style:list-style-name="LFO1" style:family="paragraph">
      <style:paragraph-properties fo:text-align="justify" fo:line-height="125%"/>
      <style:text-properties fo:language="ro" fo:country="RO"/>
    </style:style>
    <style:style style:name="P24" style:parent-style-name="Listăparagraf" style:list-style-name="LFO1" style:family="paragraph">
      <style:paragraph-properties fo:text-align="justify" fo:line-height="125%"/>
      <style:text-properties fo:language="ro" fo:country="RO"/>
    </style:style>
    <style:style style:name="P25" style:parent-style-name="Titlu1" style:family="paragraph">
      <style:text-properties fo:language="ro" fo:country="RO"/>
    </style:style>
    <style:style style:name="P26" style:parent-style-name="Normal" style:family="paragraph">
      <style:paragraph-properties fo:line-height="150%"/>
      <style:text-properties style:font-name="Arial" style:font-name-complex="Arial" fo:font-size="10.5pt" style:font-size-asian="10.5pt" style:font-size-complex="10.5pt" fo:language="ro" fo:country="RO"/>
    </style:style>
    <style:style style:name="P27" style:parent-style-name="Listăparagraf" style:list-style-name="LFO4" style:family="paragraph"/>
    <style:style style:name="T28" style:parent-style-name="Fontdeparagrafimplicit" style:family="text">
      <style:text-properties fo:language="ro" fo:country="RO"/>
    </style:style>
    <style:style style:name="T29" style:parent-style-name="Fontdeparagrafimplicit" style:family="text">
      <style:text-properties fo:language="en" fo:country="US"/>
    </style:style>
    <style:style style:name="T30" style:parent-style-name="Fontdeparagrafimplicit" style:family="text">
      <style:text-properties fo:language="ro" fo:country="RO"/>
    </style:style>
    <style:style style:name="P31" style:parent-style-name="Listăparagraf" style:list-style-name="LFO4" style:family="paragraph"/>
    <style:style style:name="T32" style:parent-style-name="Fontdeparagrafimplicit" style:family="text">
      <style:text-properties fo:language="ro" fo:country="RO"/>
    </style:style>
    <style:style style:name="T33" style:parent-style-name="Fontdeparagrafimplicit" style:family="text">
      <style:text-properties fo:language="en" fo:country="US"/>
    </style:style>
    <style:style style:name="T34" style:parent-style-name="Fontdeparagrafimplicit" style:family="text">
      <style:text-properties fo:language="ro" fo:country="RO"/>
    </style:style>
    <style:style style:name="P35" style:parent-style-name="Listăparagraf" style:list-style-name="LFO4" style:family="paragraph"/>
    <style:style style:name="T36" style:parent-style-name="Fontdeparagrafimplicit" style:family="text">
      <style:text-properties fo:language="ro" fo:country="RO"/>
    </style:style>
    <style:style style:name="T37" style:parent-style-name="Fontdeparagrafimplicit" style:family="text">
      <style:text-properties fo:language="en" fo:country="US"/>
    </style:style>
    <style:style style:name="T38" style:parent-style-name="Fontdeparagrafimplicit" style:family="text">
      <style:text-properties fo:language="ro" fo:country="RO"/>
    </style:style>
    <style:style style:name="P39" style:parent-style-name="Listăparagraf" style:list-style-name="LFO4" style:family="paragraph"/>
    <style:style style:name="T40" style:parent-style-name="Fontdeparagrafimplicit" style:family="text">
      <style:text-properties fo:language="ro" fo:country="RO"/>
    </style:style>
    <style:style style:name="T41" style:parent-style-name="Fontdeparagrafimplicit" style:family="text">
      <style:text-properties fo:language="en" fo:country="US"/>
    </style:style>
    <style:style style:name="T42" style:parent-style-name="Fontdeparagrafimplicit" style:family="text">
      <style:text-properties fo:language="ro" fo:country="RO"/>
    </style:style>
    <style:style style:name="P43" style:parent-style-name="Listăparagraf" style:list-style-name="LFO4" style:family="paragraph"/>
    <style:style style:name="T44" style:parent-style-name="Fontdeparagrafimplicit" style:family="text">
      <style:text-properties fo:language="ro" fo:country="RO"/>
    </style:style>
    <style:style style:name="T45" style:parent-style-name="Fontdeparagrafimplicit" style:family="text">
      <style:text-properties fo:language="en" fo:country="US"/>
    </style:style>
    <style:style style:name="T46" style:parent-style-name="Fontdeparagrafimplicit" style:family="text">
      <style:text-properties fo:language="ro" fo:country="RO"/>
    </style:style>
    <style:style style:name="P47" style:parent-style-name="Listăparagraf" style:list-style-name="LFO4" style:family="paragraph"/>
    <style:style style:name="T48" style:parent-style-name="Fontdeparagrafimplicit" style:family="text">
      <style:text-properties fo:language="ro" fo:country="RO"/>
    </style:style>
    <style:style style:name="T49" style:parent-style-name="Fontdeparagrafimplicit" style:family="text">
      <style:text-properties fo:language="en" fo:country="US"/>
    </style:style>
    <style:style style:name="T50" style:parent-style-name="Fontdeparagrafimplicit" style:family="text">
      <style:text-properties fo:language="ro" fo:country="RO"/>
    </style:style>
    <style:style style:name="P51" style:parent-style-name="Listăparagraf" style:list-style-name="LFO4" style:family="paragraph"/>
    <style:style style:name="T52" style:parent-style-name="Fontdeparagrafimplicit" style:family="text">
      <style:text-properties fo:language="ro" fo:country="RO"/>
    </style:style>
    <style:style style:name="T53" style:parent-style-name="Fontdeparagrafimplicit" style:family="text">
      <style:text-properties fo:language="en" fo:country="US"/>
    </style:style>
    <style:style style:name="T54" style:parent-style-name="Fontdeparagrafimplicit" style:family="text">
      <style:text-properties fo:language="ro" fo:country="RO"/>
    </style:style>
    <style:style style:name="P55" style:parent-style-name="Listăparagraf" style:list-style-name="LFO4" style:family="paragraph">
      <style:text-properties fo:language="ro" fo:country="RO"/>
    </style:style>
    <style:style style:name="T56" style:parent-style-name="DefaultParagraphFont" style:family="text">
      <style:text-properties fo:language="ro" fo:country="RO"/>
    </style:style>
  </office:automatic-styles>
  <office:body>
    <office:text text:use-soft-page-breaks="true">
      <text:p text:style-name="P1"><text:span text:style-name="T2">Re</text:span><text:span text:style-name="T3">ţ</text:span><text:span text:style-name="T4">ea de socializare</text:span><text:span text:style-name="T5"> – SDToySocialNetwork</text:span></text:p>
      <text:h text:style-name="P6" text:outline-level="1"><text:bookmark-start text:name="_Toc99717414"/>Funcționalități de bază (cerințe funcționale):<text:bookmark-end text:name="_Toc99717414"/></text:h>
      <text:list text:style-name="LFO1" text:continue-numbering="true">
        <text:list-item>
          <text:p text:style-name="P7">Gestiunea utilizatorilor: operații CRUD<text:s/></text:p>
        </text:list-item>
        <text:list-item>
          <text:p text:style-name="P8">Gestiunea relațiilor de prietenie între utlizatori: adăgare/ștergere prieten</text:p>
        </text:list-item>
        <text:list-item>
          <text:p text:style-name="P9">Gestiunea mesajelor: trimitere/stergere mesaj<text:s/></text:p>
        </text:list-item>
        <text:list-item>
          <text:p text:style-name="P10"><text:span text:style-name="T11">Gestiunea evenimentelor.<text:s/></text:span><text:bookmark-start text:name="_Toc99717415"/><text:span text:style-name="T12">Modelul Conceptual si Arhitectura aplicației<text:s/></text:span><text:bookmark-end text:name="_Toc99717415"/></text:p>
        </text:list-item>
      </text:list>
      <text:list text:style-name="LFO2" text:continue-numbering="true">
        <text:list-item>
          <text:p text:style-name="P13">Entitățile problemei ar putea fi (puteți să redenumiți îm limba engleză aceste entități și, de asemenea, puteți identifica altele noi sau să le reprezentați altfel pe cele stabilite mai jos):</text:p>
        </text:list-item>
      </text:list>
      <text:list text:style-name="LFO3" text:continue-numbering="true">
        <text:list-item>
          <text:p text:style-name="P14">Utilizator:<text:s/></text:p>
        </text:list-item>
        <text:list-item>
          <text:p text:style-name="P15">Prietenie</text:p>
        </text:list-item>
        <text:list-item>
          <text:p text:style-name="P16">Mesaj</text:p>
        </text:list-item>
        <text:list-item>
          <text:p text:style-name="P17">Eveniment</text:p>
        </text:list-item>
        <text:list-item>
          <text:p text:style-name="P18"><text:span text:style-name="T19">Retea <text:s/>(FACULTATIV: SINGLETON<text:s/></text:span><text:span text:style-name="T20">– 5 puncte bonus)</text:span></text:p>
        </text:list-item>
      </text:list>
      <text:list text:style-name="LFO2" text:continue-numbering="true">
        <text:list-item>
          <text:p text:style-name="P21">Relații între entități:<text:s/></text:p>
        </text:list-item>
      </text:list>
      <text:list text:style-name="LFO1" text:continue-numbering="true">
        <text:list-item>
          <text:p text:style-name="P22">Un utilizator al rețelei are o lista de prieteni</text:p>
        </text:list-item>
        <text:list-item>
          <text:p text:style-name="P23">O prietenie se stabilește între doi utilizatori ai rețelei</text:p>
        </text:list-item>
        <text:list-item>
          <text:p text:style-name="P24">Rețeau este definită de mulțimea utilizatorilor și a relațiilor de prietenie dintre aceștia</text:p>
        </text:list-item>
      </text:list>
      <text:h text:style-name="P25" text:outline-level="1"><text:bookmark-start text:name="_Toc99717416"/>Cerințe implementare structuri de date:<text:bookmark-end text:name="_Toc99717416"/></text:h>
      <text:p text:style-name="P26">În rezolvarea problemelor de mai sus se vor implementa, doua dintre următoarele structuri de date, cele care vă vor fi asignate la orele de seminar:</text:p>
      <text:list text:style-name="LFO4" text:continue-numbering="true">
        <text:list-item>
          <text:p text:style-name="P27"><text:span text:style-name="T28">TAD Lista cu elemente generice (Template<text:s/></text:span><text:span text:style-name="T29">&lt;class T&gt; )<text:s/></text:span><text:span text:style-name="T30">cu reprezentare pe array</text:span></text:p>
        </text:list-item>
        <text:list-item>
          <text:p text:style-name="P31"><text:span text:style-name="T32">TAD Lista cu elemente generice (Template<text:s/></text:span><text:span text:style-name="T33">&lt;class T&gt; )<text:s/></text:span><text:span text:style-name="T34">cu reprezentare înlănțuită</text:span></text:p>
        </text:list-item>
        <text:list-item>
          <text:p text:style-name="P35"><text:span text:style-name="T36">TAD Mulțime cu elemente generice (Template<text:s/></text:span><text:span text:style-name="T37">&lt;class T&gt; )<text:s/></text:span><text:span text:style-name="T38">cu reprezentare înlănțuită</text:span></text:p>
        </text:list-item>
        <text:list-item>
          <text:p text:style-name="P39"><text:span text:style-name="T40">TAD Dictionar cu elemente generice (Template<text:s/></text:span><text:span text:style-name="T41">&lt;class T&gt; )<text:s/></text:span><text:span text:style-name="T42">cu reprezentare înlănțuită</text:span></text:p>
        </text:list-item>
        <text:list-item>
          <text:p text:style-name="P43"><text:span text:style-name="T44">TAD Multi Dictionar cu elemente generice (Template<text:s/></text:span><text:span text:style-name="T45">&lt;class T&gt; )<text:s/></text:span><text:span text:style-name="T46">cu reprezentare înlănțuită</text:span></text:p>
        </text:list-item>
        <text:list-item>
          <text:p text:style-name="P47"><text:span text:style-name="T48">TAD Mulțime Ordonată cu elemente generice (Template<text:s/></text:span><text:span text:style-name="T49">&lt;class T&gt; )<text:s/></text:span><text:span text:style-name="T50">cu reprezentare folosind un <text:s/>arbore binar de căutare</text:span></text:p>
        </text:list-item>
        <text:list-item>
          <text:p text:style-name="P51"><text:span text:style-name="T52">TAD Mulțime Ordonată cu elemente generice (Template<text:s/></text:span><text:span text:style-name="T53">&lt;class T&gt; )<text:s/></text:span><text:span text:style-name="T54">cu reprezentare pe tabelă de dispersie</text:span></text:p>
        </text:list-item>
        <text:list-item>
          <text:p text:style-name="P55">TAD Graf cu reprezentare pe matrice (pt retea) – FACULTATIV – 5 puncte bonus.</text:p>
        </text:list-item>
      </text:list>
      <text:p text:style-name="Normal"><text:span text:style-name="T56">Observație: Se pot defini si alte structuri de date necesare rezolvării probleme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venir Next LT Pro Light" svg:font-family="Avenir Next LT Pro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Fontdeparagrafimplicit" style:display-name="Font de paragraf implicit" style:family="text"/>
    <style:style style:name="Robust" style:display-name="Robust" style:family="text" style:parent-style-name="Fontdeparagrafimplicit">
      <style:text-properties fo:font-weight="bold" style:font-weight-asian="bold" style:font-weight-complex="bold"/>
    </style:style>
    <style:style style:name="Listăparagraf" style:display-name="Listă paragraf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Fontdeparagrafimplic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u" style:display-name="Titlu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Fontdeparagrafimplic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Accentuat" style:display-name="Accentuat" style:family="text" style:parent-style-name="Fontdeparagrafimplicit">
      <style:text-properties fo:font-style="italic" style:font-style-asian="italic" style:font-style-complex="italic"/>
    </style:style>
    <style:style style:name="Titlucuprins" style:display-name="Titlu cuprins" style:family="paragraph" style:parent-style-name="Titlu1" style:next-style-name="Normal" style:default-outline-level="1">
      <style:paragraph-properties style:vertical-align="auto" fo:line-height="105%"/>
      <style:text-properties fo:language="en" fo:country="US" fo:hyphenate="true"/>
    </style:style>
    <style:style style:name="Cuprins1" style:display-name="Cuprin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deparagrafimplici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Arial" style:font-name-complex="Arial" fo:color="#333333" fo:font-size="10.5pt" style:font-size-asian="10.5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elia Serban</meta:initial-creator>
    <dc:creator>User</dc:creator>
    <meta:creation-date>2023-03-06T20:20:00Z</meta:creation-date>
    <dc:date>2023-03-06T20:20:00Z</dc:date>
    <meta:print-date>2020-10-18T21:42:00Z</meta:print-date>
    <meta:template xlink:href="Normal" xlink:type="simple"/>
    <meta:editing-cycles>2</meta:editing-cycles>
    <meta:editing-duration>PT120S</meta:editing-duration>
    <meta:document-statistic meta:page-count="1" meta:paragraph-count="3" meta:word-count="270" meta:character-count="1810" meta:row-count="12" meta:non-whitespace-character-count="1543"/>
  </office:meta>
</office:document-meta>
</file>